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paragraph-rsid="001123fb" style:font-weight-asian="bold" style:font-weight-complex="bold"/>
    </style:style>
    <style:style style:name="P2" style:family="paragraph" style:parent-style-name="Standard">
      <style:text-properties style:text-underline-style="none" fo:font-weight="normal" officeooo:paragraph-rsid="001123fb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123fb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e von Herkömmlichen</text:p>
      <text:p text:style-name="P2"/>
      <text:p text:style-name="P3"><text:span text:style-name="T1">Intro</text:span><text:span text:style-name="T2"> 32 Takte Clean</text:span></text:p>
      <text:p text:style-name="P3"><text:span text:style-name="T1">Intro</text:span><text:span text:style-name="T2"> 16 Takte verzerrt</text:span></text:p>
      <text:p text:style-name="P1">1,Strophe:</text:p>
      <text:p text:style-name="P2">Die Welt regt sich und hat nur eins im Hirn, die Suche nach dem Sinn </text:p>
      <text:p text:style-name="P2">man strebt sich nicht selbst zu verlieren und du bist mittendrin </text:p>
      <text:p text:style-name="P2">und so geht es Tag für Tag, man diskutiert, macht, performiert </text:p>
      <text:p text:style-name="P2">ein Leben, durchgeplant, so ist das eben</text:p>
      <text:p text:style-name="P1">Refrain:</text:p>
      <text:p text:style-name="P2">Und ich treib nur hier oben, schau hinunter auf die Erde </text:p>
      <text:p text:style-name="P2">der Mensch irrt solang er strebt, auf dass er unsterblich werde</text:p>
      <text:p text:style-name="P2">irrt umher, verwirrt noch mehr, ein Heer dass nicht weiß wer es ist</text:p>
      <text:p text:style-name="P2">Ameisen im Irrenhaus, ich schweb davon, ich klink mich aus</text:p>
      <text:p text:style-name="P3"><text:span text:style-name="T1">Bridge</text:span><text:span text:style-name="T2"> 16 Takte verzerrt</text:span></text:p>
      <text:p text:style-name="P1">2.Strophe:</text:p>
      <text:p text:style-name="P2">Gratulation du hasts geschafft, du bist nun gelernter Bäcker</text:p>
      <text:p text:style-name="P2">oder Anwalt, Fussballtrainer, Produzent, ein Arbeitnehmer</text:p>
      <text:p text:style-name="P2">auf die Flasche die du bist, kommt ein neues Etikett</text:p>
      <text:p text:style-name="P2">du merkst nichtmal dass sie leer ist und fällst müde in dein Bett</text:p>
      <text:p text:style-name="P1">Refrain</text:p>
      <text:p text:style-name="P3"><text:span text:style-name="T1">Bridge </text:span><text:span text:style-name="T2">16 Takte verzerrt</text:span></text:p>
      <text:p text:style-name="P1">3.Strophe:</text:p>
      <text:p text:style-name="P2">manchmal schaut ihr auch zu mirm, schaut herunter, spuckt mich an</text:p>
      <text:p text:style-name="P2">weil ich nicht zu euch gehör, als armer, freier Mann, niemand </text:p>
      <text:p text:style-name="P2">versucht mich zu verstehen, wenn ihr wollt, ich find euch lustich</text:p>
      <text:p text:style-name="P2">doch jetzt muss ich, ICH MUSS GAR NICHTS, ICH BIN ICH NUR IHR SEID NICHTS!!</text:p>
      <text:p text:style-name="P1">Refrain</text:p>
      <text:p text:style-name="P3"><text:span text:style-name="T1">Bridge</text:span><text:span text:style-name="T2"> 16 Takte clean</text:span></text:p>
      <text:p text:style-name="P3"><text:span text:style-name="T3">4. </text:span><text:span text:style-name="T1">Strophe:</text:span></text:p>
      <text:p text:style-name="P2">wenn euch der Himmel auf den Kopf fällt vielleicht am Ende der Welt.</text:p>
      <text:p text:style-name="P2">Merkt ihr dann eventuell, wo ihr hinmarschiert</text:p>
      <text:p text:style-name="P2">jeder schaut nur auf sich selbst, ich schau herunter blick euch an</text:p>
      <text:p text:style-name="P2">ihr lebt euer Pseudoleben bis ihr kollabiert</text:p>
      <text:p text:style-name="P1">Refr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6:29.978930422</meta:creation-date>
    <dc:date>2016-02-26T12:06:50.180836740</dc:date>
    <dc:creator>oxymoronist </dc:creator>
    <meta:editing-duration>PT20S</meta:editing-duration>
    <meta:editing-cycles>1</meta:editing-cycles>
    <meta:document-statistic meta:table-count="0" meta:image-count="0" meta:object-count="0" meta:page-count="1" meta:paragraph-count="34" meta:word-count="246" meta:character-count="1415" meta:non-whitespace-character-count="1198"/>
    <meta:generator>LibreOffice/4.3.3.2$Linux_X86_64 LibreOffice_project/430m0$Build-2</meta:generator>
  </office:meta>
</office:document-meta>
</file>